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;[.K100])" office:value-type="float" office:value="151400">
            <text:p>1514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;[.G59];[.G93])" office:value-type="float" office:value="154300">
            <text:p>1543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-2900">
            <text:p>-29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2550">
            <text:p>25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/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/>
          <table:table-cell table:style-name="ce2" table:formula="of:=SUM([.B93:.F93])" office:value-type="float" office:value="38100">
            <text:p>381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3:.F124])" office:value-type="float" office:value="1495.06688963211">
            <text:p>1495.066889632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Հասմիկ Դ․</text:p>
          </table:table-cell>
          <table:table-cell/>
          <table:table-cell office:value-type="float" office:value="17000">
            <text:p>17000</text:p>
          </table:table-cell>
          <table:table-cell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F124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24:.F124])" office:value-type="float" office:value="1495.06688963211">
            <text:p>1495.0668896321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)" office:value-type="float" office:value="325">
            <text:p>32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)" office:value-type="float" office:value="682.692307692308">
            <text:p>682.692307692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5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021.15384615385">
            <text:p>1021.153846153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495.06688963211">
            <text:p>1495.066889632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124:.F124])" office:value-type="float" office:value="1137.3745819398">
            <text:p>1137.3745819398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Default"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Default"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Default"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Default"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Default"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495.06688963211">
            <text:p>1495.0668896321</text:p>
          </table:table-cell>
          <table:table-cell table:style-name="Default" office:value-type="string">
            <text:p>Meruj</text:p>
          </table:table-cell>
          <table:table-cell table:number-columns-repeated="3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6" office:value-type="float" office:value="338.461538461538">
            <text:p>338.4615384615</text:p>
          </table:table-cell>
          <table:table-cell table:formula="of:=[.E93]/23" office:value-type="float" office:value="473.913043478261">
            <text:p>473.9130434783</text:p>
          </table:table-cell>
          <table:table-cell table:formula="of:=[.F93]/29" office:value-type="float" office:value="0">
            <text:p>0</text:p>
          </table:table-cell>
          <table:table-cell/>
          <table:table-cell table:style-name="ce2" table:formula="of:=SUM([.H94:.H123])" office:value-type="float" office:value="39047.8260869565">
            <text:p>39047.826086956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5/26/2016</text:date>, <text:time>11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26T11:14:21</dc:date>
    <meta:editing-duration>P7DT6H30M13S</meta:editing-duration>
    <meta:editing-cycles>2491</meta:editing-cycles>
    <meta:generator>OpenOffice/4.1.1$Unix OpenOffice.org_project/411m6$Build-9775</meta:generator>
    <dc:creator>Hasmik Dabaghyan</dc:creator>
    <meta:document-statistic meta:table-count="14" meta:cell-count="6136" meta:object-count="0"/>
  </office:meta>
</office:document-meta>
</file>